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AR PL SungtiL GB" svg:font-family="'AR PL SungtiL GB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 style:list-style-name="L6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background-color="#ffff00"/>
    </style:style>
    <style:style style:name="T3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prefix="(" style:num-suffix=")" style:num-format="1" text:start-value="2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8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12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12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1"/></text:p>
      <text:p text:style-name="Standard"><text:s text:c="10"/><text:span text:style-name="T1"><text:s text:c="2"/>Linux <text:s/>操作系统下一些常用命令的使用方法介绍</text:span></text:p>
      <text:p text:style-name="P1"><text:s text:c="2"/></text:p>
      <text:list text:style-name="L1">
        <text:list-item>
          <text:p text:style-name="P2">创建子目录命令 <text:s text:c="2"/>mkdir</text:p>
          <text:p text:style-name="P2">用法: <text:s text:c="2"/>mkdir <text:s text:c="2"/>subdir <text:s text:c="6"/>( <text:s/>例: <text:s/>$ mkdir <text:s text:c="3"/>aaa)</text:p>
        </text:list-item>
        <text:list-item>
          <text:p text:style-name="P2">转换路径命令 <text:s text:c="2"/>cd</text:p>
          <text:p text:style-name="P2">用法: <text:s text:c="2"/>cd <text:s text:c="2"/>subdir <text:s text:c="7"/>( <text:s text:c="2"/>例: <text:s text:c="4"/>cd <text:s text:c="2"/>aaa, <text:s text:c="6"/>cd <text:s text:c="2"/>/ <text:s text:c="2"/>, <text:s/>cd <text:s text:c="2"/>..)</text:p>
        </text:list-item>
        <text:list-item>
          <text:p text:style-name="P2">显示当前工作路径命令 <text:s/>pwd</text:p>
          <text:p text:style-name="P2">用法: <text:s text:c="4"/>pwd</text:p>
        </text:list-item>
        <text:list-item>
          <text:p text:style-name="P2">拷贝文件命令 <text:s/>cp</text:p>
          <text:p text:style-name="P2">用法: <text:s/>cp <text:s/>sfile <text:s text:c="4"/>dfile</text:p>
        </text:list-item>
        <text:list-item>
          <text:p text:style-name="P2">删除文件命令 <text:s/>rm</text:p>
          <text:p text:style-name="P2">用法: <text:s text:c="2"/>rm <text:s text:c="2"/>filename </text:p>
        </text:list-item>
        <text:list-item>
          <text:p text:style-name="P2">删除子目录命令 <text:s text:c="2"/>rmdir</text:p>
          <text:p text:style-name="P2">用法: <text:s/>rmdir <text:s text:c="2"/>dfileame <text:s/>(空目录)</text:p>
        </text:list-item>
        <text:list-item>
          <text:p text:style-name="P2">显示文件内容和file1 与 file2之间的连接 <text:s/><text:span text:style-name="T2">cat</text:span></text:p>
          <text:p text:style-name="P2"><text:s text:c="3"/>(1) <text:s/>cat <text:s text:c="2"/>filename <text:s/></text:p>
        </text:list-item>
      </text:list>
      <text:list text:style-name="L2">
        <text:list-item>
          <text:list>
            <text:list-item>
              <text:list>
                <text:list-item>
                  <text:p text:style-name="P3">cat <text:s text:c="3"/>file1 <text:s/>file2 <text:s/>&gt; <text:s/>file3</text:p>
                </text:list-item>
              </text:list>
            </text:list-item>
          </text:list>
        </text:list-item>
      </text:list>
      <text:p text:style-name="P4"><text:s text:c="3"/>8. <text:s/>改变文件或目录的访问权限 <text:s text:c="2"/>chmod</text:p>
      <text:list text:style-name="L3">
        <text:list-item>
          <text:list>
            <text:list-header>
              <text:p text:style-name="P5"><text:span text:style-name="T3">-rwxr-x—x <text:s text:c="7"/>filename <text:s text:c="2"/></text:span><text:s/>( 其中: <text:s text:c="2"/>r----4 <text:s text:c="4"/>w----2 <text:s text:c="6"/>x----1 <text:s/>)</text:p>
            </text:list-header>
          </text:list>
        </text:list-item>
      </text:list>
      <text:p text:style-name="P4"><text:s text:c="8"/><text:span text:style-name="T3">drwxr-x--x</text:span></text:p>
      <text:p text:style-name="P4"><text:s text:c="6"/>用法: <text:s text:c="3"/>chmod <text:s/>+ - = <text:s text:c="3"/>rwx <text:s text:c="3"/>文件名 <text:s text:c="2"/>$chmod <text:s/>+644 <text:s/>aa.c <text:s text:c="4"/>-rw-r—r--</text:p>
      <text:p text:style-name="P4"><text:s text:c="3"/>9. <text:s/>改变文件或目录的拥有者 <text:s text:c="2"/>chown</text:p>
      <text:p text:style-name="P4"><text:s text:c="5"/>用法: <text:s text:c="3"/>chown <text:s text:c="3"/>文件名 <text:s/>用户名</text:p>
      <text:list text:style-name="L4">
        <text:list-item>
          <text:p text:style-name="P6"><text:s/>列表显示文件名或目录名 <text:s/>ls</text:p>
          <text:p text:style-name="P6"><text:s/>用法: <text:s text:c="3"/>ls 或 ls -l</text:p>
        </text:list-item>
        <text:list-item>
          <text:p text:style-name="P6"><text:s/>查找文件或目录 <text:s/>find </text:p>
        </text:list-item>
      </text:list>
      <text:p text:style-name="P4"><text:s text:c="6"/>用法: <text:s text:c="2"/>find <text:s text:c="3"/>文件名或目录名</text:p>
      <text:p text:style-name="P4"><text:s text:c="3"/>12. 显示进程或状态 <text:s/>ps</text:p>
      <text:p text:style-name="P4"><text:s text:c="6"/>用法: <text:s/>ps <text:s/>或 <text:s/>ps <text:s/>-al</text:p>
      <text:list text:style-name="L5">
        <text:list-item>
          <text:list>
            <text:list-header>
              <text:p text:style-name="P7"><text:s text:c="3"/></text:p>
            </text:list-header>
          </text:list>
        </text:list-item>
      </text:list>
      <text:p text:style-name="P8"><text:s/>编译: <text:s/>(1) <text:s text:c="4"/>$gcc <text:s text:c="2"/>-o <text:s/>目标文件名.out <text:s text:c="2"/>源文件名.c</text:p>
      <text:p text:style-name="P8"><text:s text:c="7"/>(2) <text:s text:c="3"/>$ g++ <text:s/>-o <text:s text:c="2"/>目标文件名.out <text:s text:c="2"/>源文件名.cpp</text:p>
      <text:p text:style-name="P8"><text:s/>运行: <text:s text:c="6"/>$ ./目标文件名.out</text:p>
      <text:list text:style-name="L6">
        <text:list-item>
          <text:list>
            <text:list-header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AR PL SungtiL GB" svg:font-family="'AR PL SungtiL GB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AR PL SungtiL GB" style:font-size-asian="12pt" style:language-asian="zh" style:country-asian="CN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8-03-20T14:57:04</meta:creation-date>
    <dc:date>2008-03-28T18:19:55</dc:date>
    <dc:language>en-US</dc:language>
    <meta:editing-cycles>15</meta:editing-cycles>
    <meta:editing-duration>PT2H2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184" meta:character-count="892"/>
  </office:meta>
</office:document-meta>
</file>